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lectorProcessingNode.SimpleSelectorProcessingNod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lectorProcessingNode.getThreadSaf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lectorProcessingNode.setSelector( Compon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lectorProcessingNode.getThreadSafeCompon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